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rminplan</text:p>
      <text:p text:style-name="Standard"/>
      <text:p text:style-name="Standard">Ein halbes Jahr bevor man das Auslandssemester beginnt, fangen die Vorbereitungen an. Man fängt damit an sich über die Termine für die Bewerbung zu informieren und eine Bewerbung auszufüllen. Innerhalb des Bewerbungszeitraums muss man diese dann nur noch abschicken. Zu dieser Zeit sollte man sich Impfen lassen, denn die Impfung sollte in einem Zeitraum von 00 bis 11 vor der Einreise in Namibia erfolgen. </text:p>
      <text:p text:style-name="Standard"/>
      <text:p text:style-name="Standard">Direkt nachdem die Bewerbung angenommen wurde, beginnt der aufwendigste Teil der Vorbereitung. Zuerst muss man die Termine innerhalb des Semesters (Abgaben und Prüfungszeiträume) heraussuchen und dafür einen Terminplan erstellen.</text:p>
      <text:p text:style-name="Standard">Mithilfe dieses Terminplans kann man sich eine Unterkunft suchen und den Hin - und Rückflug buchen. <text:s/>Außerdem muss ein Reisepass beantragt werden, falls man keinen besitzt. Dafür sollten drei bis vier Wochen eingeplant werden. Wenn diese Punkte erledigt wurden, sollte man anfangen die Anträge für ein Visum auszufüllen, um Stress am Flughafen zu vermeiden. Sind alle dies Punkte erfüllt steht einem nichts mehr im Weg ein Auslandssemester zu beginnen.</text:p>
      <text:p text:style-name="Standard"/>
      <text:p text:style-name="Standard">Ab dem diesem Zeitpunkt kann man sich auf das Lernen Konzentrieren und muss nur noch die Termine aus dem Terminplan einhalten und wichtige Dokumente bereithalten.</text:p>
      <text:p text:style-name="Standard"/>
      <text:list xml:id="list238033796" text:style-name="L1">
        <text:list-item>
          <text:p text:style-name="P1">Bewerbungstermine Herausfinden und Bewerbung ausfüllen (etwa ein <text:s/>¾ Jahr vorher)</text:p>
        </text:list-item>
      </text:list>
      <text:list xml:id="list1590013209" text:style-name="L2">
        <text:list-item>
          <text:p text:style-name="P2">Impfung<text:tab/><text:tab/><text:tab/><text:tab/><text:tab/> <text:s text:c="26"/>(etwa halbes Jahr vorher)</text:p>
        </text:list-item>
        <text:list-item>
          <text:p text:style-name="P2">Bewerbung abschicken<text:tab/><text:tab/><text:tab/>(Anfang des Bewerbungszeitraums)</text:p>
        </text:list-item>
      </text:list>
      <text:list xml:id="list105155930" text:style-name="L3">
        <text:list-item>
          <text:p text:style-name="P3">Termine des Semesters <text:s text:c="33"/>( )</text:p>
        </text:list-item>
        <text:list-item>
          <text:p text:style-name="P3">Unterkunft suchen<text:tab/><text:tab/><text:tab/><text:tab/>(Nachdem man angenommen wurde)</text:p>
        </text:list-item>
        <text:list-item>
          <text:p text:style-name="P3">Hin – und Rückflug buchen <text:s text:c="26"/>(Nachdem man angenommen wurde)</text:p>
        </text:list-item>
        <text:list-item>
          <text:p text:style-name="P3">Reisepass beantragen[falls nötig]<text:tab/><text:tab/>(Bearbeitungszeit von drei bis vier wochen)</text:p>
        </text:list-item>
        <text:list-item>
          <text:p text:style-name="P3">Anträge (Visum)<text:tab/><text:tab/><text:tab/><text:tab/>(Kurz vor dem Hinflug [am besten Frühzeitig])</text:p>
        </text:list-item>
        <text:list-item>
          <text:p text:style-name="P3">Hinflug</text:p>
        </text:list-item>
        <text:list-item>
          <text:p text:style-name="P3">Termine im Semester (Prüfung etc.)</text:p>
        </text:list-item>
        <text:list-item>
          <text:p text:style-name="P3">Rückflug</text:p>
        </text:list-item>
      </text:list>
      <text:p text:style-name="Standard"/>
      <text:p text:style-name="Standard">Informationen zum Reisepass:</text:p>
      <text:p text:style-name="Standard">http://www.fremdenverkehrsbuero.info/reisepass-beantragen.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Kotz</meta:initial-creator>
    <meta:creation-date>2012-06-21T10:33:38</meta:creation-date>
    <dc:date>2012-06-21T12:05:47</dc:date>
    <dc:creator>dav3 </dc:creator>
    <meta:editing-duration>PT4M47S</meta:editing-duration>
    <meta:editing-cycles>2</meta:editing-cycles>
    <meta:generator>LibreOffice/3.5$Linux_x86 LibreOffice_project/350m1$Build-2</meta:generator>
    <meta:document-statistic meta:table-count="0" meta:image-count="0" meta:object-count="0" meta:page-count="1" meta:paragraph-count="18" meta:word-count="268" meta:character-count="1941" meta:non-whitespace-character-count="1600"/>
  </office:meta>
</office:document-meta>
</file>